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15fa" officeooo:paragraph-rsid="001015fa" style:text-blinking="false" fo:background-color="transparen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.222in" fo:margin-bottom="0.055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015fa" officeooo:paragraph-rsid="001015fa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5" style:family="paragraph" style:parent-style-name="Heading_20_3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015fa" style:text-blinking="false" fo:background-color="transparent"/>
    </style:style>
    <style:style style:name="P6" style:family="paragraph" style:parent-style-name="Heading_20_3">
      <style:paragraph-properties fo:margin-top="0.222in" fo:margin-bottom="0.055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015fa" style:text-blinking="false" fo:background-color="transparent"/>
    </style:style>
    <style:style style:name="T1" style:family="text">
      <style:text-properties officeooo:rsid="000fd931"/>
    </style:style>
    <style:style style:name="T2" style:family="text">
      <style:text-properties officeooo:rsid="001015fa"/>
    </style:style>
    <style:style style:name="T3" style:family="text">
      <style:text-properties fo:color="#000000"/>
    </style:style>
    <style:style style:name="T4" style:family="text">
      <style:text-properties fo:color="#000000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bookmark text:name="docs-internal-guid-a7900f2a-7fff-8954-d67e-ebd10dd538fa"/>Q9 <text:span text:style-name="T2">What will be the output of the following Python code?</text:span></text:h>
      <text:p text:style-name="P1"><text:tab/>def foo(x):</text:p>
      <text:p text:style-name="P1"><text:tab/><text:tab/>x[0] = ['def']</text:p>
      <text:p text:style-name="P1"><text:tab/><text:tab/>x[1] = ['abc']</text:p>
      <text:p text:style-name="P1"><text:tab/><text:tab/>return id(x)</text:p>
      <text:p text:style-name="P1"><text:tab/>q = ['abc', 'def']</text:p>
      <text:p text:style-name="P1"><text:tab/>print(id(q) == foo(q))</text:p>
      <text:p text:style-name="P4"><text:span text:style-name="T2">Sol:-</text:span> <text:s/>Output is True.</text:p>
      <text:p text:style-name="P2"/>
      <text:h text:style-name="P6" text:outline-level="3">Q10 <text:span text:style-name="T2">What will be the output of the following Python code and explain how?</text:span></text:h>
      <text:p text:style-name="P3"><text:tab/>['true', 'false'][bool('SPAM')]</text:p>
      <text:p text:style-name="P4"><text:s text:c="2"/><text:span text:style-name="T2">Sol:- <text:s/></text:span>Output is ‘false’ because in [bool(‘SPAM’)] it gives true which means 1. So in this [‘true’,’false’] <text:span text:style-name="T1">bool(‘SPAM’) function </text:span>take index 1 value which is ‘false’. 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06:20.934768088</meta:creation-date>
    <dc:date>2019-12-09T13:19:44.478072941</dc:date>
    <meta:editing-duration>PT3M4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4" meta:character-count="453" meta:non-whitespace-character-count="374"/>
  </office:meta>
</office:document-meta>
</file>